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D000000C9D7BE7C56ED9FD134.png" manifest:media-type="image/png"/>
  <manifest:file-entry manifest:full-path="Pictures/10000000000002DD000000C97A157C14587C6E5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1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text-properties officeooo:rsid="005af96a" officeooo:paragraph-rsid="005e6ab8"/>
    </style:style>
    <style:style style:name="P26" style:family="paragraph" style:parent-style-name="Table_20_Contents">
      <style:text-properties style:language-complex="ar" style:country-complex="SA"/>
    </style:style>
    <style:style style:name="P27" style:family="paragraph" style:parent-style-name="Frame_20_contents">
      <style:paragraph-properties fo:text-align="end" style:justify-single-word="false"/>
      <style:text-properties officeooo:paragraph-rsid="00242b3f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P32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3" style:family="paragraph" style:parent-style-name="Text_20_body">
      <style:text-properties officeooo:rsid="0032e14d" officeooo:paragraph-rsid="0032e14d"/>
    </style:style>
    <style:style style:name="P34" style:family="paragraph" style:parent-style-name="Text_20_body">
      <style:text-properties officeooo:rsid="00486249" officeooo:paragraph-rsid="00486249"/>
    </style:style>
    <style:style style:name="P35" style:family="paragraph" style:parent-style-name="Text_20_body">
      <style:text-properties officeooo:rsid="004e2ebf" officeooo:paragraph-rsid="004e2ebf"/>
    </style:style>
    <style:style style:name="P36" style:family="paragraph" style:parent-style-name="Text_20_body">
      <style:text-properties officeooo:paragraph-rsid="004e2ebf"/>
    </style:style>
    <style:style style:name="P37" style:family="paragraph" style:parent-style-name="Text_20_body">
      <style:text-properties officeooo:paragraph-rsid="004e7260"/>
    </style:style>
    <style:style style:name="P38" style:family="paragraph" style:parent-style-name="Text_20_body">
      <style:text-properties style:font-name-asian="DejaVu Sans2" style:font-name-complex="DejaVu Sans2"/>
    </style:style>
    <style:style style:name="P39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40" style:family="paragraph" style:parent-style-name="Text_20_body">
      <style:text-properties officeooo:rsid="0055c45b" officeooo:paragraph-rsid="0055c45b"/>
    </style:style>
    <style:style style:name="P41" style:family="paragraph" style:parent-style-name="Text_20_body">
      <style:paragraph-properties fo:text-align="center" style:justify-single-word="false"/>
      <style:text-properties officeooo:rsid="0055c45b" officeooo:paragraph-rsid="0055c45b"/>
    </style:style>
    <style:style style:name="P42" style:family="paragraph" style:parent-style-name="Text_20_body">
      <style:text-properties officeooo:paragraph-rsid="005af96a"/>
    </style:style>
    <style:style style:name="P43" style:family="paragraph" style:parent-style-name="Balise">
      <style:text-properties style:use-window-font-color="true"/>
    </style:style>
    <style:style style:name="P44" style:family="paragraph" style:parent-style-name="Code">
      <style:text-properties style:font-name="DejaVu Sans" fo:font-size="10pt" style:font-size-asian="10pt" style:font-size-complex="10pt"/>
    </style:style>
    <style:style style:name="P45" style:family="paragraph" style:parent-style-name="Standard">
      <style:paragraph-properties fo:break-before="page"/>
    </style:style>
    <style:style style:name="P46" style:family="paragraph" style:parent-style-name="Tableau_20_entête">
      <style:paragraph-properties fo:text-align="center" style:justify-single-word="false"/>
    </style:style>
    <style:style style:name="P47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0" style:family="paragraph" style:parent-style-name="Text_20_body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51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52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486249" officeooo:paragraph-rsid="00486249" style:font-name-asian="DejaVu Sans2" style:font-name-complex="DejaVu Sans2"/>
    </style:style>
    <style:style style:name="P53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639b2e" officeooo:paragraph-rsid="00639b2e" style:font-name-asian="DejaVu Sans2" style:font-name-complex="DejaVu Sans2"/>
    </style:style>
    <style:style style:name="P54" style:family="paragraph" style:parent-style-name="Heading_20_2">
      <style:text-properties officeooo:rsid="004e2ebf" officeooo:paragraph-rsid="004e7260"/>
    </style:style>
    <style:style style:name="P55" style:family="paragraph" style:parent-style-name="Heading_20_2">
      <style:text-properties officeooo:rsid="004e2ebf" officeooo:paragraph-rsid="004e2ebf"/>
    </style:style>
    <style:style style:name="P56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57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58" style:family="paragraph" style:parent-style-name="Table_20_Contents" style:list-style-name="L5">
      <style:text-properties officeooo:rsid="00602eb9" officeooo:paragraph-rsid="00602eb9"/>
    </style:style>
    <style:style style:name="P59" style:family="paragraph" style:parent-style-name="Table_20_Contents" style:list-style-name="L6"/>
    <style:style style:name="P60" style:family="paragraph" style:parent-style-name="Table_20_Contents" style:list-style-name="L7"/>
    <style:style style:name="P61" style:family="paragraph" style:parent-style-name="Table_20_Contents">
      <style:paragraph-properties fo:text-align="center" style:justify-single-word="false"/>
      <style:text-properties officeooo:rsid="006743f7" officeooo:paragraph-rsid="006743f7"/>
    </style:style>
    <style:style style:name="P62" style:family="paragraph" style:parent-style-name="Heading_20_4">
      <style:text-properties officeooo:paragraph-rsid="005e6ab8"/>
    </style:style>
    <style:style style:name="P63" style:family="paragraph" style:parent-style-name="Heading_20_4">
      <style:text-properties officeooo:paragraph-rsid="005af96a"/>
    </style:style>
    <style:style style:name="P64" style:family="paragraph" style:parent-style-name="Text_20_body" style:list-style-name="L2">
      <style:text-properties officeooo:rsid="00486249" officeooo:paragraph-rsid="00486249"/>
    </style:style>
    <style:style style:name="P65" style:family="paragraph" style:parent-style-name="Text_20_body" style:list-style-name="L3"/>
    <style:style style:name="P66" style:family="paragraph" style:parent-style-name="Text_20_body" style:list-style-name="L8">
      <style:text-properties officeooo:paragraph-rsid="006258ee"/>
    </style:style>
    <style:style style:name="P67" style:family="paragraph" style:parent-style-name="Heading_20_1">
      <style:text-properties style:font-name-asian="DejaVu Sans2" style:font-name-complex="DejaVu Sans2"/>
    </style:style>
    <style:style style:name="P68" style:family="paragraph" style:parent-style-name="Heading_20_1">
      <style:text-properties officeooo:rsid="00516c3d" officeooo:paragraph-rsid="00516c3d"/>
    </style:style>
    <style:style style:name="P69" style:family="paragraph" style:parent-style-name="Heading_20_1">
      <style:text-properties officeooo:paragraph-rsid="004e7260"/>
    </style:style>
    <style:style style:name="P70" style:family="paragraph" style:parent-style-name="Heading_20_1">
      <style:paragraph-properties fo:break-before="page"/>
      <style:text-properties fo:color="#ffffff"/>
    </style:style>
    <style:style style:name="P71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72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officeooo:paragraph-rsid="00486249" style:font-name-asian="DejaVu Sans2" style:font-name-complex="DejaVu Sans2"/>
    </style:style>
    <style:style style:name="P73" style:family="paragraph" style:parent-style-name="Heading_20_3">
      <loext:graphic-properties draw:fill="none" draw:fill-color="#99ccff"/>
      <style:paragraph-properties fo:background-color="transparent" style:writing-mode="page"/>
      <style:text-properties officeooo:rsid="00486249" style:font-name-asian="DejaVu Sans2" style:font-name-complex="DejaVu Sans2"/>
    </style:style>
    <style:style style:name="P74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75" style:family="paragraph" style:parent-style-name="Standard" style:list-style-name="L4"/>
    <style:style style:name="P76" style:family="paragraph" style:parent-style-name="Heading_20_5">
      <style:text-properties officeooo:rsid="006258ee" officeooo:paragraph-rsid="006258ee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3d775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style:font-name-asian="DejaVu Sans2" style:font-name-complex="DejaVu Sans2"/>
    </style:style>
    <style:style style:name="T11" style:family="text">
      <style:text-properties officeooo:rsid="00486249" style:font-name-asian="DejaVu Sans2" style:font-name-complex="DejaVu Sans2"/>
    </style:style>
    <style:style style:name="T12" style:family="text">
      <style:text-properties officeooo:rsid="004ca430" style:font-name-asian="DejaVu Sans2" style:font-name-complex="DejaVu Sans2"/>
    </style:style>
    <style:style style:name="T13" style:family="text">
      <style:text-properties officeooo:rsid="004e7260" style:font-name-asian="DejaVu Sans2" style:font-name-complex="DejaVu Sans2"/>
    </style:style>
    <style:style style:name="T14" style:family="text">
      <style:text-properties officeooo:rsid="004ca430"/>
    </style:style>
    <style:style style:name="T15" style:family="text">
      <style:text-properties officeooo:rsid="0052f909"/>
    </style:style>
    <style:style style:name="T16" style:family="text">
      <style:text-properties officeooo:rsid="0053d775"/>
    </style:style>
    <style:style style:name="T17" style:family="text">
      <style:text-properties officeooo:rsid="0055c45b"/>
    </style:style>
    <style:style style:name="T18" style:family="text">
      <style:text-properties officeooo:rsid="005764dd"/>
    </style:style>
    <style:style style:name="T19" style:family="text">
      <style:text-properties officeooo:rsid="005cd4c7"/>
    </style:style>
    <style:style style:name="T20" style:family="text">
      <style:text-properties officeooo:rsid="005d59f2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style:style style:name="T22" style:family="text">
      <style:text-properties fo:font-size="9pt" fo:font-style="italic" officeooo:rsid="0064627c" style:font-size-asian="9pt" style:font-style-asian="italic" style:font-size-complex="9pt" style:font-style-complex="italic"/>
    </style:style>
    <style:style style:name="T23" style:family="text">
      <style:text-properties officeooo:rsid="00662e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Système de gestion pour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Hintermeier Thomas</text:user-defined></text:p>
            <text:p text:style-name="P11"><text:user-defined style:data-style-name="N0" text:name="Auteur_Role">Développeur d'Application</text:user-defined></text:p>
          </table:table-cell>
        </table:table-row>
      </table:table>
      <text:p text:style-name="P14">A Faire :</text:p>
      <text:list xml:id="list177777660" text:style-name="L1">
        <text:list-item>
          <text:p text:style-name="P74">Remplacer manuellement les valeurs entre &lt;&gt;</text:p>
        </text:list-item>
        <text:list-item>
          <text:p text:style-name="P74">Les valeurs entre {{}} sont à renseigner dans les propriétés du document</text:p>
        </text:list-item>
      </text:list>
      <text:p text:style-name="P13"/>
      <text:p text:style-name="P4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7">1 -Versions<text:tab/>3</text:p>
          <text:p text:style-name="P47">2 -Introduction<text:tab/>4</text:p>
          <text:p text:style-name="P48">2.1 -Objet du document<text:tab/>4</text:p>
          <text:p text:style-name="P48">2.2 -Références<text:tab/>4</text:p>
          <text:p text:style-name="P48">2.3 -Besoin du client<text:tab/>4</text:p>
          <text:p text:style-name="P49">2.3.1 -Contexte<text:tab/>4</text:p>
          <text:p text:style-name="P49">2.3.2 -Enjeux et Objectifs<text:tab/>4</text:p>
          <text:p text:style-name="P47">3 -Description générale de la solution<text:tab/>5</text:p>
          <text:p text:style-name="P48">3.1 -Les principe de fonctionnement<text:tab/>5</text:p>
          <text:p text:style-name="P48">3.2 -Les acteurs<text:tab/>5</text:p>
          <text:p text:style-name="P48">3.3 -Les cas d’utilisation généraux<text:tab/>5</text:p>
          <text:p text:style-name="P47">4 -Le domaine fonctionnel<text:tab/>6</text:p>
          <text:p text:style-name="P48">4.1 -Référentiel<text:tab/>6</text:p>
          <text:p text:style-name="P49">4.1.1 -Règles de gestion<text:tab/>6</text:p>
          <text:p text:style-name="P48">4.2 -Package X<text:tab/>6</text:p>
          <text:p text:style-name="P47">5 -Les workflows<text:tab/>7</text:p>
          <text:p text:style-name="P48">5.1 -Le workflow XXX<text:tab/>7</text:p>
          <text:p text:style-name="P47">6 -Application Web<text:tab/>8</text:p>
          <text:p text:style-name="P48">6.1 -Les acteurs<text:tab/>8</text:p>
          <text:p text:style-name="P48">6.2 -Les cas d’utilisation<text:tab/>8</text:p>
          <text:p text:style-name="P48">6.3 -Les règles de gestion générales<text:tab/>8</text:p>
          <text:p text:style-name="P48">6.4 -Le workflow XXX<text:tab/>8</text:p>
          <text:p text:style-name="P47">7 -Composant XXX<text:tab/>9</text:p>
          <text:p text:style-name="P47">8 -Glossaire<text:tab/>10</text:p>
        </text:index-body>
      </text:table-of-content>
      <text:p text:style-name="P43"/>
      <text:p text:style-name="P43"/>
      <text:h text:style-name="P70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6">Auteur</text:p>
          </table:table-cell>
          <table:table-cell table:style-name="Tableau7.A1" office:value-type="string">
            <text:p text:style-name="P46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6">Version</text:p>
          </table:table-cell>
        </table:table-row>
        <table:table-row table:style-name="Tableau7.2">
          <table:table-cell table:style-name="Tableau7.A2" office:value-type="string">
            <text:p text:style-name="P61">Thomas H,</text:p>
          </table:table-cell>
          <table:table-cell table:style-name="Tableau7.B2" office:value-type="string">
            <text:p text:style-name="P61">02/03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61">1,0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44"/>
      <text:p text:style-name="P32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5">dossier de conception fonctionnelle </text:span>de l'application <text:span text:style-name="T9">XXX…</text:span></text:p>
      <text:p text:style-name="P33">Objectif du document…</text:p>
      <text:p text:style-name="P34">Les éléments du présents dossiers découlent :</text:p>
      <text:list xml:id="list3256265499" text:style-name="L2">
        <text:list-item>
          <text:p text:style-name="P64">de …</text:p>
        </text:list-item>
        <text:list-item>
          <text:p text:style-name="P64">...</text:p>
        </text:list-item>
      </text:list>
      <text:h text:style-name="Heading_20_2" text:outline-level="2">Références</text:h>
      <text:p text:style-name="Text_20_body">Pour de plus amples informations, se référer <text:span text:style-name="T16">également aux éléments suivants</text:span> :</text:p>
      <text:list xml:id="list1653745801" text:style-name="L3">
        <text:list-item>
          <text:p text:style-name="P65"><text:span text:style-name="T6">D</text:span><text:span text:style-name="T8">C</text:span><text:span text:style-name="T6">T - </text:span><text:span text:style-name="T7">Xxx</text:span> : Dossier de <text:span text:style-name="T9">conception</text:span> technique de l'application</text:p>
        </text:list-item>
        <text:list-item>
          <text:p text:style-name="P65">…</text:p>
        </text:list-item>
      </text:list>
      <text:h text:style-name="P56" text:outline-level="2">Besoin du client</text:h>
      <text:h text:style-name="P71" text:outline-level="3">Contexte</text:h>
      <text:h text:style-name="P72" text:outline-level="3">Enjeux et Objectifs</text:h>
      <text:h text:style-name="Heading_20_1" text:outline-level="1"><text:span text:style-name="T10">Description </text:span>générale<text:span text:style-name="T10"> de la solution</text:span></text:h>
      <text:p text:style-name="P50">…</text:p>
      <text:h text:style-name="Heading_20_2" text:outline-level="2">Les principe de fonctionnement</text:h>
      <text:p text:style-name="P51"/>
      <text:h text:style-name="P54" text:outline-level="2">Les acteurs</text:h>
      <text:p text:style-name="P37"/>
      <text:h text:style-name="P57" text:outline-level="2"><text:span text:style-name="T12">Les c</text:span><text:span text:style-name="T10">as d’utilisation </text:span><text:span text:style-name="T13">généraux</text:span></text:h>
      <text:p text:style-name="P53">Diagramme UML des cas d’utiliation généraux.<text:line-break/><text:span text:style-name="T21">Ne pas détailler.<text:line-break/>Ex : faire un seul cas d’utilisation “Gestion des catégories” au lieu de “Ajouter une catégorie”, “</text:span><text:span text:style-name="T22">S</text:span><text:span text:style-name="T21">upprimer </text:span><text:span text:style-name="T22">une catégorie”</text:span><text:span text:style-name="T21">...</text:span></text:p>
      <text:h text:style-name="P67" text:outline-level="1">Le domaine fonctionnel</text:h>
      <text:h text:style-name="Heading_20_2" text:outline-level="2">Référentiel</text:h>
      <text:p text:style-name="P52">Diagramme UML <text:span text:style-name="T17">de classes</text:span></text:p>
      <text:p text:style-name="P34"><text:span text:style-name="T23">E</text:span>xplications…</text:p>
      <text:h text:style-name="P73" text:outline-level="3">Règles de gestion</text:h>
      <text:h text:style-name="Heading_20_2" text:outline-level="2"><text:span text:style-name="T11">P</text:span><text:span text:style-name="T10">ackage X</text:span></text:h>
      <text:p text:style-name="P38">…</text:p>
      <text:p text:style-name="P38"/>
      <text:h text:style-name="P68" text:outline-level="1">Les workflows</text:h>
      <text:h text:style-name="Heading_20_2" text:outline-level="2">Le workflow XXX</text:h>
      <text:p text:style-name="Text_20_body">...</text:p>
      <text:h text:style-name="P69" text:outline-level="1">Application Web</text:h>
      <text:p text:style-name="P39">Introduction, objectifs...</text:p>
      <text:p text:style-name="P39"/>
      <text:h text:style-name="P55" text:outline-level="2">Les acteurs</text:h>
      <text:p text:style-name="P36"/>
      <text:h text:style-name="Heading_20_2" text:outline-level="2"><text:span text:style-name="T14">Les c</text:span>as d’utilisation</text:h>
      <text:p text:style-name="P41">Diagramme UML de cas d’utilisation</text:p>
      <text:h text:style-name="Heading_20_3" text:outline-level="3">Package A</text:h>
      <text:h text:style-name="P62" text:outline-level="4"><text:span text:style-name="T20">UC1 – Cas d’utilisation </text:span>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P25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26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3" office:value-type="string">
            <text:list xml:id="list1253765066" text:style-name="L4">
              <text:list-item>
                <text:p text:style-name="P75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4" office:value-type="string">
            <text:list xml:id="list1241064688" text:style-name="L5">
              <text:list-item>
                <text:p text:style-name="P58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5" office:value-type="string">
            <text:list xml:id="list1775868777" text:style-name="L6">
              <text:list-item>
                <text:p text:style-name="P59">…</text:p>
              </text:list-item>
              <text:list-item>
                <text:p text:style-name="P59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6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<text:span text:style-name="T19">s</text:span></text:p>
          </table:table-cell>
          <table:table-cell table:style-name="Tableau3.B7" office:value-type="string">
            <text:list xml:id="list2782264172" text:style-name="L7">
              <text:list-item>
                <text:p text:style-name="P60"/>
              </text:list-item>
            </text:list>
          </table:table-cell>
        </table:table-row>
      </table:table>
      <text:h text:style-name="P76" text:outline-level="5">Scénario alternatif : Xxxxx</text:h>
      <text:list xml:id="list842331982" text:style-name="L8">
        <text:list-item>
          <text:p text:style-name="P66"/>
        </text:list-item>
      </text:list>
      <text:h text:style-name="P63" text:outline-level="4">Cas d’utilisation Y</text:h>
      <text:p text:style-name="P42">...</text:p>
      <text:h text:style-name="Heading_20_3" text:outline-level="3">Package B</text:h>
      <text:p text:style-name="P40">...</text:p>
      <text:h text:style-name="Heading_20_2" text:outline-level="2">Les règles de gestion générales</text:h>
      <text:p text:style-name="Text_20_body"/>
      <text:h text:style-name="Heading_20_2" text:outline-level="2">Le workflow XXX</text:h>
      <text:p text:style-name="P35"/>
      <text:h text:style-name="Heading_20_1" text:outline-level="1"><text:span text:style-name="T18">Application</text:span>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7" style:family="paragraph" style:parent-style-name="Table_20_Contents">
      <style:text-properties style:font-name="DejaVu Sans1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ème de gestion pour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2/03/2020</text:user-defined></text:p>
              <text:p text:style-name="MP5">Page : <text:page-number text:select-page="current">10</text:page-number><text:s/>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paragraph" svg:width="2.76cm" svg:height="0.758cm" draw:z-index="0"><draw:image xlink:href="Pictures/10000000000002DD000000C97A157C14587C6E5B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<draw:frame draw:style-name="Mfr1" draw:name="Image2" text:anchor-type="paragraph" svg:width="2.958cm" svg:height="0.811cm" draw:z-index="1"><draw:image xlink:href="Pictures/10000201000002DD000000C9D7BE7C56ED9FD134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10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7.3$Linux_X86_64 LibreOffice_project/00m0$Build-3</meta:generator>
    <dc:title>Dossier de conception fonctionnelle</dc:title>
    <meta:document-statistic meta:table-count="8" meta:image-count="2" meta:object-count="0" meta:page-count="10" meta:paragraph-count="122" meta:word-count="477" meta:character-count="2638" meta:non-whitespace-character-count="2311"/>
    <meta:user-defined meta:name="Auteur">Hintermeier Thomas</meta:user-defined>
    <meta:user-defined meta:name="Auteur_Role">Développeur d'Application</meta:user-defined>
    <meta:user-defined meta:name="Client">OC Pizza</meta:user-defined>
    <meta:user-defined meta:name="Entreprise">IT Consulting &amp; Development</meta:user-defined>
    <meta:user-defined meta:name="Projet" meta:value-type="string">Système de gestion pour pizzerias</meta:user-defined>
    <meta:user-defined meta:name="Version" meta:value-type="string">1.0</meta:user-defined>
    <meta:user-defined meta:name="Version_Date" meta:value-type="date">2020-03-02</meta:user-defined>
  </office:meta>
</office:document-meta>
</file>